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23.58mm" svg:y="1mm">
            <loext:p draw:notify-on-update-of-ranges="Hoja1.C25:Hoja1.C31 Hoja1.C25:Hoja1.C31 Hoja1.D25:Hoja1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 style:data-style-name="N2" text:time-value="19:21:58.9879017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4:26:12.242649496</meta:creation-date>
    <dc:date>2018-12-16T19:30:30.720902841</dc:date>
    <meta:editing-duration>PT33M35S</meta:editing-duration>
    <meta:editing-cycles>4</meta:editing-cycles>
    <meta:generator>LibreOffice/5.0.2.2$Linux_X86_64 LibreOffice_project/37b43f919e4de5eeaca9b9755ed688758a8251fe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38cm" svg:y="0.316cm" chart:style-name="ch2">
          <text:p>Burndown Chart</text:p>
        </chart:title>
        <chart:plot-area chart:style-name="ch3" table:cell-range-address="Hoja1.C25:Hoja1.D31" chart:data-source-has-labels="both" svg:x="1.339cm" svg:y="1.287cm" svg:width="14.341cm" svg:height="6.544cm">
          <chartooo:coordinate-region svg:x="2.002cm" svg:y="1.511cm" svg:width="13.47cm" svg:height="5.624cm"/>
          <chart:axis chart:dimension="x" chart:name="primary-x" chart:style-name="ch4" chartooo:axis-type="auto">
            <chartooo:date-scale/>
            <chart:title svg:x="7.748cm" svg:y="8.011cm" chart:style-name="ch5">
              <text:p>Intervalos</text:p>
            </chart:title>
            <chart:categories table:cell-range-address="Hoja1.C25:Hoja1.C31"/>
          </chart:axis>
          <chart:axis chart:dimension="y" chart:name="primary-y" chart:style-name="ch4">
            <chart:title svg:x="0.451cm" svg:y="5.045cm" chart:style-name="ch6">
              <text:p>Horas</text:p>
            </chart:title>
            <chart:grid chart:style-name="ch7" chart:class="major"/>
          </chart:axis>
          <chart:series chart:style-name="ch8" chart:values-cell-range-address="Hoja1.D25:Hoja1.D31" chart:label-cell-address="Hoja1.C25:Hoja1.C3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 T1 T2 T3 T4 T5 T6</text:p>
                <text:list>
                  <text:list-item>
                    <text:p>T0</text:p>
                  </text:list-item>
                  <text:list-item>
                    <text:p>T1</text:p>
                  </text:list-item>
                  <text:list-item>
                    <text:p>T2</text:p>
                  </text:list-item>
                  <text:list-item>
                    <text:p>T3</text:p>
                  </text:list-item>
                  <text:list-item>
                    <text:p>T4</text:p>
                  </text:list-item>
                  <text:list-item>
                    <text:p>T5</text:p>
                  </text:list-item>
                  <text:list-item>
                    <text:p>T6</text:p>
                  </text:list-item>
                </text:list>
                <draw:g>
                  <svg:desc>Hoja1.C25:Hoja1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0</text:p>
                <draw:g>
                  <svg:desc>Hoja1.C25:Hoja1.C31</svg:desc>
                </draw:g>
              </table:table-cell>
              <table:table-cell office:value-type="float" office:value="25">
                <text:p>25</text:p>
                <draw:g>
                  <svg:desc>Hoja1.D25:Hoja1.D31</svg:desc>
                </draw:g>
              </table:table-cell>
            </table:table-row>
            <table:table-row>
              <table:table-cell office:value-type="string">
                <text:p>T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T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T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